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ff949" officeooo:paragraph-rsid="000ff949"/>
    </style:style>
    <style:style style:name="P2" style:family="paragraph" style:parent-style-name="Text_20_body">
      <style:text-properties officeooo:rsid="00112bab" officeooo:paragraph-rsid="001302ee"/>
    </style:style>
    <style:style style:name="P3" style:family="paragraph" style:parent-style-name="Text_20_body">
      <style:text-properties style:text-underline-style="none" officeooo:rsid="001371d5" officeooo:paragraph-rsid="001371d5"/>
    </style:style>
    <style:style style:name="P4" style:family="paragraph" style:parent-style-name="Text_20_body">
      <style:text-properties style:text-underline-style="none" officeooo:rsid="00181e0a" officeooo:paragraph-rsid="00181e0a"/>
    </style:style>
    <style:style style:name="P5" style:family="paragraph" style:parent-style-name="Text_20_body">
      <style:text-properties style:text-underline-style="none" officeooo:rsid="0018fc44" officeooo:paragraph-rsid="0018fc44"/>
    </style:style>
    <style:style style:name="P6" style:family="paragraph" style:parent-style-name="Text_20_body">
      <style:text-properties style:text-underline-style="none" officeooo:rsid="001be4fa" officeooo:paragraph-rsid="001be4fa"/>
    </style:style>
    <style:style style:name="P7" style:family="paragraph" style:parent-style-name="Text_20_body">
      <style:text-properties style:text-underline-style="none" officeooo:rsid="001de0fb" officeooo:paragraph-rsid="001de0fb"/>
    </style:style>
    <style:style style:name="P8" style:family="paragraph" style:parent-style-name="Text_20_body">
      <style:text-properties style:text-underline-style="none" officeooo:rsid="001f12ff" officeooo:paragraph-rsid="001f12ff"/>
    </style:style>
    <style:style style:name="P9" style:family="paragraph" style:parent-style-name="Text_20_body">
      <style:text-properties style:text-underline-style="none" officeooo:rsid="001f7b99" officeooo:paragraph-rsid="001f7b99"/>
    </style:style>
    <style:style style:name="P10" style:family="paragraph" style:parent-style-name="Text_20_body">
      <style:text-properties style:text-underline-style="none" officeooo:rsid="001fe817" officeooo:paragraph-rsid="001fe817"/>
    </style:style>
    <style:style style:name="P11" style:family="paragraph" style:parent-style-name="Text_20_body">
      <style:text-properties style:text-underline-style="none" officeooo:rsid="0021ae96" officeooo:paragraph-rsid="0021ae96"/>
    </style:style>
    <style:style style:name="P12" style:family="paragraph" style:parent-style-name="Text_20_body">
      <style:text-properties style:text-underline-style="none" fo:font-weight="normal" officeooo:rsid="0023bb53" officeooo:paragraph-rsid="0023bb53" style:font-weight-asian="normal" style:font-weight-complex="normal"/>
    </style:style>
    <style:style style:name="P13" style:family="paragraph" style:parent-style-name="Text_20_body">
      <style:text-properties style:text-underline-style="none" fo:font-weight="normal" officeooo:rsid="0026550b" officeooo:paragraph-rsid="0026550b" style:font-weight-asian="normal" style:font-weight-complex="normal"/>
    </style:style>
    <style:style style:name="P14" style:family="paragraph" style:parent-style-name="Text_20_body">
      <style:text-properties style:text-underline-style="solid" style:text-underline-width="auto" style:text-underline-color="font-color" officeooo:rsid="0018fc44" officeooo:paragraph-rsid="0018fc44"/>
    </style:style>
    <style:style style:name="P15" style:family="paragraph" style:parent-style-name="Text_20_body">
      <style:text-properties style:text-underline-style="solid" style:text-underline-width="auto" style:text-underline-color="font-color" officeooo:rsid="001aeae0" officeooo:paragraph-rsid="001aeae0"/>
    </style:style>
    <style:style style:name="P16" style:family="paragraph" style:parent-style-name="Text_20_body">
      <style:text-properties style:text-underline-style="solid" style:text-underline-width="auto" style:text-underline-color="font-color" officeooo:rsid="001f12ff" officeooo:paragraph-rsid="001f12ff"/>
    </style:style>
    <style:style style:name="P17" style:family="paragraph" style:parent-style-name="Text_20_body">
      <style:text-properties style:text-underline-style="solid" style:text-underline-width="auto" style:text-underline-color="font-color" officeooo:rsid="0021ae96" officeooo:paragraph-rsid="0021ae96"/>
    </style:style>
    <style:style style:name="P18" style:family="paragraph" style:parent-style-name="Text_20_body">
      <style:text-properties style:text-underline-style="solid" style:text-underline-width="auto" style:text-underline-color="font-color" officeooo:rsid="0023bb53" officeooo:paragraph-rsid="0023bb53"/>
    </style:style>
    <style:style style:name="P19" style:family="paragraph" style:parent-style-name="Text_20_body">
      <style:text-properties style:text-underline-style="solid" style:text-underline-width="auto" style:text-underline-color="font-color" fo:font-weight="normal" officeooo:rsid="00268be1" officeooo:paragraph-rsid="00268be1" style:font-weight-asian="normal" style:font-weight-complex="normal"/>
    </style:style>
    <style:style style:name="P20" style:family="paragraph" style:parent-style-name="Title">
      <style:text-properties officeooo:rsid="000ff949" officeooo:paragraph-rsid="000ff949"/>
    </style:style>
    <style:style style:name="P21" style:family="paragraph" style:parent-style-name="Text_20_body" style:list-style-name="L1">
      <style:text-properties style:text-underline-style="none" officeooo:rsid="0018fc44" officeooo:paragraph-rsid="0018fc44"/>
    </style:style>
    <style:style style:name="P22" style:family="paragraph" style:parent-style-name="Text_20_body" style:list-style-name="L2">
      <style:text-properties style:text-underline-style="none" officeooo:rsid="001be4fa" officeooo:paragraph-rsid="001be4fa"/>
    </style:style>
    <style:style style:name="P23" style:family="paragraph" style:parent-style-name="Text_20_body" style:list-style-name="L2">
      <style:text-properties style:text-underline-style="none" officeooo:rsid="001c6f61" officeooo:paragraph-rsid="001c6f61"/>
    </style:style>
    <style:style style:name="P24" style:family="paragraph" style:parent-style-name="Text_20_body" style:list-style-name="L2">
      <style:text-properties style:text-underline-style="none" officeooo:rsid="001de0fb" officeooo:paragraph-rsid="001de0fb"/>
    </style:style>
    <style:style style:name="P25" style:family="paragraph" style:parent-style-name="Text_20_body" style:list-style-name="L3">
      <style:text-properties style:text-underline-style="none" fo:font-weight="normal" officeooo:rsid="0026550b" officeooo:paragraph-rsid="0026550b" style:font-weight-asian="normal" style:font-weight-complex="normal"/>
    </style:style>
    <style:style style:name="P26" style:family="paragraph" style:parent-style-name="Text_20_body">
      <style:text-properties style:text-underline-style="none" fo:font-weight="normal" officeooo:rsid="0029d633" officeooo:paragraph-rsid="0029d633" style:font-weight-asian="normal" style:font-weight-complex="normal"/>
    </style:style>
    <style:style style:name="P27" style:family="paragraph" style:parent-style-name="Text_20_body">
      <style:text-properties style:text-underline-style="none" fo:font-weight="normal" officeooo:rsid="002b98b6" officeooo:paragraph-rsid="002b98b6" style:font-weight-asian="normal" style:font-weight-complex="normal"/>
    </style:style>
    <style:style style:name="P28" style:family="paragraph" style:parent-style-name="Text_20_body">
      <style:text-properties style:text-underline-style="none" fo:font-weight="normal" officeooo:rsid="002ec0f7" officeooo:paragraph-rsid="002ec0f7" style:font-weight-asian="normal" style:font-weight-complex="normal"/>
    </style:style>
    <style:style style:name="P29" style:family="paragraph" style:parent-style-name="Text_20_body">
      <style:text-properties style:text-underline-style="none" fo:font-weight="normal" officeooo:rsid="0030c4c6" officeooo:paragraph-rsid="0030c4c6" style:font-weight-asian="normal" style:font-weight-complex="normal"/>
    </style:style>
    <style:style style:name="P30" style:family="paragraph" style:parent-style-name="Text_20_body">
      <style:text-properties style:text-underline-style="none" fo:font-weight="normal" officeooo:rsid="0031dbd2" officeooo:paragraph-rsid="0031dbd2" style:font-weight-asian="normal" style:font-weight-complex="normal"/>
    </style:style>
    <style:style style:name="P31" style:family="paragraph" style:parent-style-name="Text_20_body">
      <style:text-properties style:text-underline-style="none" fo:font-weight="normal" officeooo:rsid="00340842" officeooo:paragraph-rsid="00353559" style:font-weight-asian="normal" style:font-weight-complex="normal"/>
    </style:style>
    <style:style style:name="P32" style:family="paragraph" style:parent-style-name="Text_20_body">
      <style:text-properties style:text-underline-style="none" fo:font-weight="normal" officeooo:rsid="00353559" officeooo:paragraph-rsid="00353559" style:font-weight-asian="normal" style:font-weight-complex="normal"/>
    </style:style>
    <style:style style:name="P33" style:family="paragraph" style:parent-style-name="Text_20_body">
      <style:text-properties style:text-underline-style="none" fo:font-weight="normal" officeooo:rsid="0036d9ef" officeooo:paragraph-rsid="0036d9ef" style:font-weight-asian="normal" style:font-weight-complex="normal"/>
    </style:style>
    <style:style style:name="P34" style:family="paragraph" style:parent-style-name="Text_20_body">
      <style:text-properties style:text-underline-style="none" fo:font-weight="normal" officeooo:rsid="0037432b" officeooo:paragraph-rsid="0037432b" style:font-weight-asian="normal" style:font-weight-complex="normal"/>
    </style:style>
    <style:style style:name="P35" style:family="paragraph" style:parent-style-name="Text_20_body">
      <style:text-properties style:text-underline-style="none" fo:font-weight="normal" officeooo:rsid="003923b0" officeooo:paragraph-rsid="003923b0" style:font-weight-asian="normal" style:font-weight-complex="normal"/>
    </style:style>
    <style:style style:name="P36" style:family="paragraph" style:parent-style-name="Text_20_body">
      <style:text-properties style:text-underline-style="solid" style:text-underline-width="auto" style:text-underline-color="font-color" fo:font-weight="normal" officeooo:rsid="0024751c" officeooo:paragraph-rsid="0024751c" style:font-weight-asian="normal" style:font-weight-complex="normal"/>
    </style:style>
    <style:style style:name="P37" style:family="paragraph" style:parent-style-name="Text_20_body">
      <style:text-properties style:text-underline-style="solid" style:text-underline-width="auto" style:text-underline-color="font-color" fo:font-weight="normal" officeooo:rsid="0029d633" officeooo:paragraph-rsid="0029d633" style:font-weight-asian="normal" style:font-weight-complex="normal"/>
    </style:style>
    <style:style style:name="P38" style:family="paragraph" style:parent-style-name="Text_20_body">
      <style:text-properties style:text-underline-style="solid" style:text-underline-width="auto" style:text-underline-color="font-color" fo:font-weight="normal" officeooo:rsid="00329119" officeooo:paragraph-rsid="00329119" style:font-weight-asian="normal" style:font-weight-complex="normal"/>
    </style:style>
    <style:style style:name="P39" style:family="paragraph" style:parent-style-name="Text_20_body">
      <style:text-properties style:text-underline-style="solid" style:text-underline-width="auto" style:text-underline-color="font-color" fo:font-weight="normal" officeooo:rsid="0033753b" officeooo:paragraph-rsid="0033753b" style:font-weight-asian="normal" style:font-weight-complex="normal"/>
    </style:style>
    <style:style style:name="P40" style:family="paragraph" style:parent-style-name="Text_20_body">
      <style:text-properties style:text-underline-style="solid" style:text-underline-width="auto" style:text-underline-color="font-color" fo:font-weight="normal" officeooo:rsid="0036d9ef" officeooo:paragraph-rsid="0036d9ef" style:font-weight-asian="normal" style:font-weight-complex="normal"/>
    </style:style>
    <style:style style:name="P41" style:family="paragraph" style:parent-style-name="Text_20_body">
      <style:text-properties style:text-underline-style="solid" style:text-underline-width="auto" style:text-underline-color="font-color" officeooo:rsid="00353559" officeooo:paragraph-rsid="00353559"/>
    </style:style>
    <style:style style:name="P42" style:family="paragraph" style:parent-style-name="Text_20_body" style:list-style-name="L4">
      <style:text-properties officeooo:paragraph-rsid="0026ee08"/>
    </style:style>
    <style:style style:name="P43" style:family="paragraph" style:parent-style-name="Text_20_body">
      <style:text-properties officeooo:rsid="00286f66" officeooo:paragraph-rsid="00286f66"/>
    </style:style>
    <style:style style:name="P44" style:family="paragraph" style:parent-style-name="Text_20_body" style:list-style-name="L5">
      <style:text-properties officeooo:paragraph-rsid="00353559"/>
    </style:style>
    <style:style style:name="P45" style:family="paragraph" style:parent-style-name="Text_20_body" style:list-style-name="L5">
      <style:text-properties officeooo:rsid="00353559" officeooo:paragraph-rsid="00353559"/>
    </style:style>
    <style:style style:name="P46" style:family="paragraph" style:parent-style-name="Text_20_body">
      <style:text-properties officeooo:paragraph-rsid="003aca80"/>
    </style:style>
    <style:style style:name="P47" style:family="paragraph" style:parent-style-name="Text_20_body">
      <style:text-properties officeooo:rsid="003dcd80" officeooo:paragraph-rsid="003dcd80"/>
    </style:style>
    <style:style style:name="T1" style:family="text">
      <style:text-properties officeooo:rsid="001302ee"/>
    </style:style>
    <style:style style:name="T2" style:family="text">
      <style:text-properties style:text-underline-style="solid" style:text-underline-width="auto" style:text-underline-color="font-color" officeooo:rsid="001302ee"/>
    </style:style>
    <style:style style:name="T3" style:family="text">
      <style:text-properties officeooo:rsid="001425af"/>
    </style:style>
    <style:style style:name="T4" style:family="text">
      <style:text-properties officeooo:rsid="00150e0c"/>
    </style:style>
    <style:style style:name="T5" style:family="text">
      <style:text-properties officeooo:rsid="0016a1b8"/>
    </style:style>
    <style:style style:name="T6" style:family="text">
      <style:text-properties officeooo:rsid="0017c096"/>
    </style:style>
    <style:style style:name="T7" style:family="text">
      <style:text-properties officeooo:rsid="0022bc09"/>
    </style:style>
    <style:style style:name="T8" style:family="text">
      <style:text-properties officeooo:rsid="0023bb53"/>
    </style:style>
    <style:style style:name="T9" style:family="text">
      <style:text-properties officeooo:rsid="0024751c"/>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26ee08" style:font-weight-asian="normal" style:font-weight-complex="normal"/>
    </style:style>
    <style:style style:name="T12" style:family="text">
      <style:text-properties style:text-underline-style="none" fo:font-weight="normal" officeooo:rsid="00353559" style:font-weight-asian="normal" style:font-weight-complex="normal"/>
    </style:style>
    <style:style style:name="T13" style:family="text">
      <style:text-properties style:text-underline-style="none" fo:font-weight="normal" officeooo:rsid="003aca80" style:font-weight-asian="normal" style:font-weight-complex="normal"/>
    </style:style>
    <style:style style:name="T14" style:family="text">
      <style:text-properties style:text-underline-style="none" fo:font-weight="normal" officeooo:rsid="003c13c8" style:font-weight-asian="normal" style:font-weight-complex="normal"/>
    </style:style>
    <style:style style:name="T15" style:family="text">
      <style:text-properties officeooo:rsid="002a3be4"/>
    </style:style>
    <style:style style:name="T16" style:family="text">
      <style:text-properties officeooo:rsid="002cf62b"/>
    </style:style>
    <style:style style:name="T17" style:family="text">
      <style:text-properties officeooo:rsid="002f0d48"/>
    </style:style>
    <style:style style:name="T18" style:family="text">
      <style:text-properties officeooo:rsid="00308871"/>
    </style:style>
    <style:style style:name="T19" style:family="text">
      <style:text-properties officeooo:rsid="00340842"/>
    </style:style>
    <style:style style:name="T20" style:family="text">
      <style:text-properties officeooo:rsid="00353559"/>
    </style:style>
    <style:style style:name="T21" style:family="text">
      <style:text-properties fo:font-weight="normal" style:font-weight-asian="normal" style:font-weight-complex="normal"/>
    </style:style>
    <style:style style:name="T22" style:family="text">
      <style:text-properties officeooo:rsid="0038d544"/>
    </style:style>
    <style:style style:name="T23" style:family="text">
      <style:text-properties officeooo:rsid="003aca8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Virtualization</text:p>
      <text:p text:style-name="P1">Paging: Faster Translations (TLBs)</text:p>
      <text:p text:style-name="P2">Using paging as the core mechanism to support virtual memory can lead to high performance overheads. <text:span text:style-name="T1">Going to memory for translation information before every instruction fetch or explicit load or store is prohibitively slow.</text:span></text:p>
      <text:p text:style-name="P2"><text:s/><text:span text:style-name="T2">Crux: How Do We Speed Up Address Translation?</text:span></text:p>
      <text:p text:style-name="P3">When we want to do something fast, the OS usually takes help from hardware. <text:span text:style-name="T3">We add a Translation Lookaside Buffer (TLB). </text:span><text:span text:style-name="T4">A TLB is part of the chip’s memory management unit (MMU). </text:span><text:span text:style-name="T5">A TLB is simply a hardware cache of popular virtual-to-physical address translations. A better name for a TLB is an address-translation cache. </text:span><text:span text:style-name="T6">Upon each virtual memory translation, the hardware first checks the cache to see if the desired translation resides in there. </text:span></text:p>
      <text:p text:style-name="P4">If a translation is found within the cache (the TLB), the translation is performed quick without having to consult the slow page table. Basically, TLB’s makes virtual memory possible. </text:p>
      <text:p text:style-name="P14">19.1 TLB Basic Algorithm</text:p>
      <text:p text:style-name="P5">The Control Flow Algorithm:</text:p>
      <text:list xml:id="list1790414118" text:style-name="L1">
        <text:list-item>
          <text:p text:style-name="P21">TLB hit → Fast, retrieve the data, little overhead</text:p>
        </text:list-item>
        <text:list-item>
          <text:p text:style-name="P21">TLB miss → Slow, access page table and update the TLB, A lot of overhead</text:p>
        </text:list-item>
      </text:list>
      <text:p text:style-name="P15">19.2 Example: Accessing An Array</text:p>
      <text:p text:style-name="P6">How can we improve the performance of a TLB cache.</text:p>
      <text:list xml:id="list2164947521" text:style-name="L2">
        <text:list-item>
          <text:p text:style-name="P22">Spatial Locality: Elements are packed tightly into space so only the first access to an element on a page yields a TLB miss.</text:p>
          <text:list>
            <text:list-item>
              <text:p text:style-name="P23">Page size is of significance since if we have have a larger page we suffer less cache misses. </text:p>
            </text:list-item>
            <text:list-item>
              <text:p text:style-name="P23">Thus, a typical page size is 4 Kilobytes.</text:p>
            </text:list-item>
          </text:list>
        </text:list-item>
        <text:list-item>
          <text:p text:style-name="P24">Temporal Spatiality: If we have a big cache, reaccess may result in higher hit-rate due to that elements are already in cache <text:s/>since last usage. </text:p>
        </text:list-item>
      </text:list>
      <text:p text:style-name="P7">TLB relies on both spatial and temporal locality just like any other cache. </text:p>
      <text:p text:style-name="P16">Tip: Use Caching When Possible</text:p>
      <text:p text:style-name="P8">Caching is one of the fundamental performance techniques in computer systems. Simply, it is making the “common case” fast. </text:p>
      <text:p text:style-name="P9">A fast cache is small due to the law of physics (speed of light etc). </text:p>
      <text:p text:style-name="P10">The types of usage is important. </text:p>
      <text:p text:style-name="P17">19.3 Who Handles The TLB Miss?</text:p>
      <text:p text:style-name="P11"><text:soft-page-break/>Older systems e.g. <text:s/>Intel x86 (CISC) uses hardware to manage a TLB miss. More modern architectures (e.g. MIPS or Sun’s SPARC) uses software managed TLBs <text:span text:style-name="T7">using a trap handler. To avoid infinite cache misses one can keep miss handlers in physical memory (unmapped, not subject to address translations) or use permanently valid translations for the handler code itself. </text:span><text:span text:style-name="T8">Software managed TLBs are more flexible. </text:span></text:p>
      <text:p text:style-name="P18">19.4 TLB Contents: What’s In There?</text:p>
      <text:p text:style-name="P12">A typical TLB is a fully-associative cache. This means that any given translation can be anywhere in the TLB. <text:span text:style-name="T9">A TLB may have 32, 64 or 128 entries. </text:span></text:p>
      <text:p text:style-name="P13">It may have: </text:p>
      <text:list xml:id="list1392164369" text:style-name="L3">
        <text:list-item>
          <text:p text:style-name="P25">A valid bit</text:p>
        </text:list-item>
        <text:list-item>
          <text:p text:style-name="P25">Protection bits</text:p>
        </text:list-item>
        <text:list-item>
          <text:p text:style-name="P25">Dirty bit</text:p>
        </text:list-item>
        <text:list-item>
          <text:p text:style-name="P25">Address space identifier</text:p>
        </text:list-item>
        <text:list-item>
          <text:p text:style-name="P25">etc</text:p>
        </text:list-item>
      </text:list>
      <text:p text:style-name="P36">Aside: A TLB valid bit is not the same as a Page table valid bit: </text:p>
      <text:list xml:id="list3715662817" text:style-name="L4">
        <text:list-item>
          <text:p text:style-name="P42"><text:span text:style-name="T11">Valid bit in page table tells if the table entry has been allocated or not. </text:span></text:p>
        </text:list-item>
        <text:list-item>
          <text:p text:style-name="P42"><text:span text:style-name="T11">Valid bit in TLB tells if the TLB entry has a valid translation within it. </text:span></text:p>
        </text:list-item>
      </text:list>
      <text:p text:style-name="P43"><text:span text:style-name="T11">T</text:span><text:span text:style-name="T10">LB valid bit is important when doing a context switch (check below). </text:span></text:p>
      <text:p text:style-name="P19">19.5 TLB Issue: Context Switching</text:p>
      <text:p text:style-name="P26">The TLB contains valid address translations only to the process currently running. When doing a context switch it is important that the hardware and OS carefully ensures that the new process does not use the old translations. </text:p>
      <text:p text:style-name="P37">Crux: How Do We Handle TLB Contents On A Context Switch?</text:p>
      <text:p text:style-name="P26"><text:span text:style-name="T15">There are many</text:span> possible solutions, 1 is to flush the TLB on context switches. <text:span text:style-name="T15">On a software based TLB system we have explicit (and privaleged) hardware instructions. On a hardware-managed TLB, the flush could be enacted when the page table base register is changed. </text:span></text:p>
      <text:p text:style-name="P27">We have solved the problem but will always have a miss at the start of a context switch. <text:span text:style-name="T16">The cost may be high, especially if the OS switches processes frequently.</text:span></text:p>
      <text:p text:style-name="P28">To reduce overhead, some systems provide <text:span text:style-name="T18">sharing of the TLB across context switching. Particularly </text:span>an address space identifier (ASID) field in the TLB. The ASID can be viewed as a process identifier (PID) but with fewer bits. <text:span text:style-name="T17">So if we have identical translations, the ASID field is used to diffrentiate them. </text:span></text:p>
      <text:p text:style-name="P29">The OS must know a which process that is currently running, thus a privaleged register is used. </text:p>
      <text:p text:style-name="P30">Sharing of code pages is useful as it reduces the number of physical pages in use and thus reduces memory overhead. </text:p>
      <text:p text:style-name="P38">19.6 Replacement Policy</text:p>
      <text:p text:style-name="P39"><text:soft-page-break/><text:span text:style-name="T19">Crux: </text:span>As with any other cache, a problem arise during installing of a new cache entry. Which entry do we replace?</text:p>
      <text:p text:style-name="P31">Policies will be studied in details at the swapping chapter (swapping pages to disk). </text:p>
      <text:p text:style-name="P31"><text:span text:style-name="T20">Following Policies are considered: </text:span></text:p>
      <text:list xml:id="list2426736058" text:style-name="L5">
        <text:list-item>
          <text:p text:style-name="P44"><text:span text:style-name="T12">Least-Recently-Used (LRU). </text:span></text:p>
          <text:list>
            <text:list-item>
              <text:p text:style-name="P44"><text:span text:style-name="T12">A common approach.</text:span></text:p>
            </text:list-item>
            <text:list-item>
              <text:p text:style-name="P45"><text:span text:style-name="T10">Advantages locality of the memory reference stream</text:span></text:p>
            </text:list-item>
            <text:list-item>
              <text:p text:style-name="P45"><text:span text:style-name="T10">More complex solution</text:span></text:p>
            </text:list-item>
          </text:list>
        </text:list-item>
        <text:list-item>
          <text:p text:style-name="P45"><text:span text:style-name="T10">Random</text:span></text:p>
          <text:list>
            <text:list-item>
              <text:p text:style-name="P45"><text:span text:style-name="T10">A TLB entry is evicted at random</text:span></text:p>
            </text:list-item>
            <text:list-item>
              <text:p text:style-name="P45"><text:span text:style-name="T10">Simple solution</text:span></text:p>
            </text:list-item>
            <text:list-item>
              <text:p text:style-name="P45"><text:span text:style-name="T10">Avoids corner case behaviors</text:span></text:p>
            </text:list-item>
          </text:list>
        </text:list-item>
      </text:list>
      <text:p text:style-name="P41"><text:span text:style-name="T21">19.7 A Real TLB Entry</text:span></text:p>
      <text:p text:style-name="P32">An example of a Software-based TLB in MIPS. </text:p>
      <text:p text:style-name="P40">Tip: RAM isn’t always RAM (Culler’s Law)</text:p>
      <text:p text:style-name="P33">The TLB is the source of many performance problems. </text:p>
      <text:p text:style-name="P40">19.8 Summary</text:p>
      <text:p text:style-name="P34">A TLB is a small dedicated on-chip address translation cache to make address translations faster by hopefully not accessing main memory. So the common case will be fast, just as if memory isn’t virtualized at all. </text:p>
      <text:p text:style-name="P34">However, problems will arise when the amount of accesses for a program (in a short period of time) exeeds the number of pages that fit in the TLB. This will result in a lot of misses and a quite large penalty in performance (running much slower). <text:span text:style-name="T22">This phenomenom is called TLB coverage. </text:span></text:p>
      <text:p text:style-name="P35">A solution to the TLB coverage problem is to include support for larger page sizes. <text:span text:style-name="T23">Key data structures is mapped into regions of the program address space that are mapped by larger pages. Thus increasing TLB coverage. </text:span></text:p>
      <text:p text:style-name="P46"><text:span text:style-name="T13">Larger pages are often supported by database management systems (DBMS) </text:span><text:span text:style-name="T14">with certain datastructures that are both large and randomly accessed. </text:span></text:p>
      <text:p text:style-name="P47"><text:span text:style-name="T14">T</text:span><text:span text:style-name="T10">LB can easily become a bottleneck in in the CPU pipeline, in particular with what is called a physically indexed cache. This is because address translation must be performed before accessing the cashe. A virtually indexed cache solves some performance problems but introduce new challenges and problems in hardware design.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19:09:27.777185405</meta:creation-date>
    <dc:date>2020-12-08T11:32:52.027617156</dc:date>
    <meta:editing-duration>PT1H36M4S</meta:editing-duration>
    <meta:editing-cycles>48</meta:editing-cycles>
    <meta:generator>LibreOffice/6.4.6.2$Linux_X86_64 LibreOffice_project/40$Build-2</meta:generator>
    <meta:document-statistic meta:table-count="0" meta:image-count="0" meta:object-count="0" meta:page-count="3" meta:paragraph-count="65" meta:word-count="1038" meta:character-count="6018" meta:non-whitespace-character-count="5033"/>
  </office:meta>
</office:document-meta>
</file>